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6x6</text:p>
          </table:table-cell>
          <table:table-cell office:value-type="string" table:style-name="ce1">
            <text:p>sem nada = leftmost</text:p>
          </table:table-cell>
          <table:table-cell office:value-type="string" table:style-name="ce1">
            <text:p>ffc</text:p>
          </table:table-cell>
          <table:table-cell office:value-type="string" table:style-name="ce1">
            <text:p>first_fail</text:p>
          </table:table-cell>
          <table:table-cell office:value-type="string" table:style-name="ce1">
            <text:p>anti_first_fail</text:p>
          </table:table-cell>
          <table:table-cell office:value-type="string" table:style-name="ce2">
            <text:p>occurrence</text:p>
          </table:table-cell>
          <table:table-cell/>
          <table:table-cell table:style-name="ce1">
            <draw:frame draw:z-index="1" draw:id="id0" draw:style-name="a0" draw:name="Gráfico 1" svg:x="0.58333in" svg:y="0.08333in" svg:width="6.1770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0.15" table:style-name="ce1">
            <text:p>0,15</text:p>
          </table:table-cell>
          <table:table-cell office:value-type="float" office:value="0.13" table:style-name="ce1">
            <text:p>0,13</text:p>
          </table:table-cell>
          <table:table-cell office:value-type="float" office:value="0.09" table:style-name="ce3">
            <text:p>0,09</text:p>
          </table:table-cell>
          <table:table-cell office:value-type="float" office:value="0.09" table:style-name="ce3">
            <text:p>0,09</text:p>
          </table:table-cell>
          <table:table-cell office:value-type="float" office:value="0.09" table:style-name="ce3">
            <text:p>0,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7.0000000000000007E-2" table:style-name="ce1">
            <text:p>0,07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2" table:style-name="ce1">
            <text:p>0,12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12" table:style-name="ce1">
            <text:p>0,1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12" table:style-name="ce1">
            <text:p>0,12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8" table:style-name="ce1">
            <text:p>0,1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2" table:style-name="ce1">
            <text:p>0,12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office:value-type="float" office:value="0.11" table:style-name="ce1">
            <text:p>0,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3" table:style-name="ce1">
            <text:p>0,13</text:p>
          </table:table-cell>
          <table:table-cell office:value-type="float" office:value="0.1" table:style-name="ce1">
            <text:p>0,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12" table:style-name="ce1">
            <text:p>0,12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1" table:style-name="ce1">
            <text:p>0,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0.10799999999999998" table:formula="of:=([.B2]+[.B3]+[.B4]+[.B5]+[.B6]+[.B7]+[.B8]+[.B9]+[.B10]+[.B11])/10" table:style-name="ce1">
            <text:p>0,108</text:p>
          </table:table-cell>
          <table:table-cell office:value-type="float" office:value="0.11000000000000001" table:formula="of:=([.C2]+[.C3]+[.C4]+[.C5]+[.C6]+[.C7]+[.C8]+[.C9]+[.C10]+[.C11])/10" table:style-name="ce1">
            <text:p>0,11</text:p>
          </table:table-cell>
          <table:table-cell office:value-type="float" office:value="0.10200000000000001" table:formula="of:=([.D2]+[.D3]+[.D4]+[.D5]+[.D6]+[.D7]+[.D8]+[.D9]+[.D10]+[.D11])/10" table:style-name="ce1">
            <text:p>0,102</text:p>
          </table:table-cell>
          <table:table-cell office:value-type="float" office:value="9.9999999999999992E-2" table:formula="of:=([.E2]+[.E3]+[.E4]+[.E5]+[.E6]+[.E7]+[.E8]+[.E9]+[.E10]+[.E11])/10" table:style-name="ce1">
            <text:p>0,1</text:p>
          </table:table-cell>
          <table:table-cell office:value-type="float" office:value="0.11100000000000002" table:formula="of:=([.F2]+[.F3]+[.F4]+[.F5]+[.F6]+[.F7]+[.F8]+[.F9]+[.F10]+[.F11])/10" table:style-name="ce1">
            <text:p>0,1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5.9665735560705181E-2" table:formula="of:=SQRT(([.B2]-[.B12])^2+([.B3]-[.B12])^2+([.B4]-[.B12])^2+([.B5]-[.B12])^2+([.B6]-[.B12])^2+([.B7]-[.B12])^2+([.B8]-[.B12])^2+([.B9]-[.B12])^2+([.B10]-[.B12])^2+([.B11]-[.B12])^2)" table:style-name="ce1">
            <text:p>0,059665736</text:p>
          </table:table-cell>
          <table:table-cell office:value-type="float" office:value="3.7416573867739417E-2" table:formula="of:=SQRT(([.C2]-[.C12])^2+([.C3]-[.C12])^2+([.C4]-[.C12])^2+([.C5]-[.C12])^2+([.C6]-[.C12])^2+([.C7]-[.C12])^2+([.C8]-[.C12])^2+([.C9]-[.C12])^2+([.C10]-[.C12])^2+([.C11]-[.C12])^2)" table:style-name="ce1">
            <text:p>0,037416574</text:p>
          </table:table-cell>
          <table:table-cell office:value-type="float" office:value="2.7568097504180447E-2" table:formula="of:=SQRT(([.D2]-[.D12])^2+([.D3]-[.D12])^2+([.D4]-[.D12])^2+([.D5]-[.D12])^2+([.D6]-[.D12])^2+([.D7]-[.D12])^2+([.D8]-[.D12])^2+([.D9]-[.D12])^2+([.D10]-[.D12])^2+([.D11]-[.D12])^2)" table:style-name="ce1">
            <text:p>0,027568098</text:p>
          </table:table-cell>
          <table:table-cell office:value-type="float" office:value="4.0000000000000008E-2" table:formula="of:=SQRT(([.E2]-[.E12])^2+([.E3]-[.E12])^2+([.E4]-[.E12])^2+([.E5]-[.E12])^2+([.E6]-[.E12])^2+([.E7]-[.E12])^2+([.E8]-[.E12])^2+([.E9]-[.E12])^2+([.E10]-[.E12])^2+([.E11]-[.E12])^2)" table:style-name="ce1">
            <text:p>0,04</text:p>
          </table:table-cell>
          <table:table-cell office:value-type="float" office:value="7.8038452060506677E-2" table:formula="of:=SQRT(([.F2]-[.F12])^2+([.F3]-[.F12])^2+([.F4]-[.F12])^2+([.F5]-[.F12])^2+([.F6]-[.F12])^2+([.F7]-[.F12])^2+([.F8]-[.F12])^2+([.F9]-[.F12])^2+([.F10]-[.F12])^2+([.F11]-[.F12])^2)" table:style-name="ce1">
            <text:p>0,07803845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x8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5" table:style-name="ce1">
            <text:p>0,15</text:p>
          </table:table-cell>
          <table:table-cell office:value-type="float" office:value="0.16" table:style-name="ce1">
            <text:p>0,16</text:p>
          </table:table-cell>
          <table:table-cell office:value-type="float" office:value="1.25" table:style-name="ce2">
            <text:p>1,25</text:p>
          </table:table-cell>
          <table:table-cell/>
          <table:table-cell table:style-name="ce1">
            <draw:frame draw:z-index="2" draw:id="id1" draw:style-name="a1" draw:name="Gráfico 3" svg:x="0.58333in" svg:y="0.08333in" svg:width="5.9791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7" table:style-name="ce2">
            <text:p>0,1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6" table:style-name="ce1">
            <text:p>0,16</text:p>
          </table:table-cell>
          <table:table-cell office:value-type="float" office:value="0.17" table:style-name="ce1">
            <text:p>0,17</text:p>
          </table:table-cell>
          <table:table-cell office:value-type="float" office:value="0.17" table:style-name="ce1">
            <text:p>0,1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48" table:style-name="ce2">
            <text:p>0,4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x3</text:p>
          </table:table-cell>
          <table:table-cell office:value-type="string" table:style-name="ce1">
            <text:p>6x6</text:p>
          </table:table-cell>
          <table:table-cell office:value-type="string" table:style-name="ce1">
            <text:p>8x8</text:p>
          </table:table-cell>
          <table:table-cell office:value-type="string" table:style-name="ce1">
            <text:p>10x10</text:p>
          </table:table-cell>
          <table:table-cell office:value-type="string" table:style-name="ce1">
            <text:p>12x1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3" table:style-name="ce1">
            <text:p>0,13</text:p>
          </table:table-cell>
          <table:table-cell office:value-type="float" office:value="0.17" table:style-name="ce3">
            <text:p>0,17</text:p>
          </table:table-cell>
          <table:table-cell office:value-type="float" office:value="0.21" table:style-name="ce3">
            <text:p>0,21</text:p>
          </table:table-cell>
          <table:table-cell office:value-type="float" office:value="0.75" table:style-name="ce3">
            <text:p>0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" table:style-name="ce1">
            <text:p>0,1</text:p>
          </table:table-cell>
          <table:table-cell office:value-type="float" office:value="0.16" table:style-name="ce1">
            <text:p>0,16</text:p>
          </table:table-cell>
          <table:table-cell office:value-type="float" office:value="0.52" table:style-name="ce1">
            <text:p>0,52</text:p>
          </table:table-cell>
          <table:table-cell office:value-type="float" office:value="0.28000000000000003" table:style-name="ce1">
            <text:p>0,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1" table:style-name="ce1">
            <text:p>0,11</text:p>
          </table:table-cell>
          <table:table-cell office:value-type="float" office:value="0.19" table:style-name="ce1">
            <text:p>0,19</text:p>
          </table:table-cell>
          <table:table-cell office:value-type="float" office:value="4.78" table:style-name="ce1">
            <text:p>4,78</text:p>
          </table:table-cell>
          <table:table-cell office:value-type="float" office:value="2.4500000000000002" table:style-name="ce1">
            <text:p>2,4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09" table:style-name="ce1">
            <text:p>0,09</text:p>
          </table:table-cell>
          <table:table-cell office:value-type="float" office:value="0.15" table:style-name="ce1">
            <text:p>0,15</text:p>
          </table:table-cell>
          <table:table-cell office:value-type="float" office:value="0.23" table:style-name="ce1">
            <text:p>0,23</text:p>
          </table:table-cell>
          <table:table-cell office:value-type="float" office:value="0.3" table:style-name="ce1">
            <text:p>0,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2" table:style-name="ce1">
            <text:p>0,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22" table:style-name="ce1">
            <text:p>0,22</text:p>
          </table:table-cell>
          <table:table-cell office:value-type="float" office:value="0.28000000000000003" table:style-name="ce1">
            <text:p>0,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2" table:style-name="ce1">
            <text:p>0,12</text:p>
          </table:table-cell>
          <table:table-cell office:value-type="float" office:value="0.15" table:style-name="ce1">
            <text:p>0,15</text:p>
          </table:table-cell>
          <table:table-cell office:value-type="float" office:value="0.98" table:style-name="ce1">
            <text:p>0,98</text:p>
          </table:table-cell>
          <table:table-cell office:value-type="float" office:value="0.33" table:style-name="ce1">
            <text:p>0,3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" table:style-name="ce1">
            <text:p>0,1</text:p>
          </table:table-cell>
          <table:table-cell office:value-type="float" office:value="0.19" table:style-name="ce1">
            <text:p>0,19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" table:style-name="ce1">
            <text:p>0,1</text:p>
          </table:table-cell>
          <table:table-cell office:value-type="float" office:value="0.18" table:style-name="ce1">
            <text:p>0,18</text:p>
          </table:table-cell>
          <table:table-cell office:value-type="float" office:value="0.43" table:style-name="ce1">
            <text:p>0,43</text:p>
          </table:table-cell>
          <table:table-cell office:value-type="float" office:value="6.45" table:style-name="ce1">
            <text:p>6,4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2" table:style-name="ce1">
            <text:p>0,12</text:p>
          </table:table-cell>
          <table:table-cell office:value-type="float" office:value="1.42" table:style-name="ce1">
            <text:p>1,42</text:p>
          </table:table-cell>
          <table:table-cell office:value-type="float" office:value="0.23" table:style-name="ce1">
            <text:p>0,23</text:p>
          </table:table-cell>
          <table:table-cell office:value-type="float" office:value="0.28000000000000003" table:style-name="ce1">
            <text:p>0,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1" table:style-name="ce1">
            <text:p>0,11</text:p>
          </table:table-cell>
          <table:table-cell office:value-type="float" office:value="0.17" table:style-name="ce1">
            <text:p>0,17</text:p>
          </table:table-cell>
          <table:table-cell office:value-type="float" office:value="0.6" table:style-name="ce1">
            <text:p>0,6</text:p>
          </table:table-cell>
          <table:table-cell office:value-type="float" office:value="0.27" table:style-name="ce1">
            <text:p>0,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3.6999999999999998E-2" table:formula="of:=([.B22]+[.B23]+[.B24]+[.B25]+[.B26]+[.B27]+[.B28]+[.B29]+[.B30]+[.B31])/10" table:style-name="ce1">
            <text:p>0,037</text:p>
          </table:table-cell>
          <table:table-cell office:value-type="float" office:value="0.11000000000000001" table:formula="of:=([.C22]+[.C23]+[.C24]+[.C25]+[.C26]+[.C27]+[.C28]+[.C29]+[.C30]+[.C31])/10" table:style-name="ce1">
            <text:p>0,11</text:p>
          </table:table-cell>
          <table:table-cell office:value-type="float" office:value="0.29199999999999998" table:formula="of:=([.D22]+[.D23]+[.D24]+[.D25]+[.D26]+[.D27]+[.D28]+[.D29]+[.D30]+[.D31])/10" table:style-name="ce1">
            <text:p>0,292</text:p>
          </table:table-cell>
          <table:table-cell office:value-type="float" office:value="0.84000000000000008" table:formula="of:=([.E22]+[.E23]+[.E24]+[.E25]+[.E26]+[.E27]+[.E28]+[.E29]+[.E30]+[.E31])/10" table:style-name="ce1">
            <text:p>0,84</text:p>
          </table:table-cell>
          <table:table-cell office:value-type="float" office:value="1.169" table:formula="of:=([.F22]+[.F23]+[.F24]+[.F25]+[.F26]+[.F27]+[.F28]+[.F29]+[.F30]+[.F31])/10" table:style-name="ce1">
            <text:p>1,1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1.449137674618944E-2" table:formula="of:=SQRT(([.B22]-[.B32])^2+([.B23]-[.B32])^2+([.B24]-[.B32])^2+([.B25]-[.B32])^2+([.B26]-[.B32])^2+([.B27]-[.B32])^2+([.B28]-[.B32])^2+([.B29]-[.B32])^2+([.B30]-[.B32])^2+([.B31]-[.B32])^2)" table:style-name="ce1">
            <text:p>0,014491377</text:p>
          </table:table-cell>
          <table:table-cell office:value-type="float" office:value="3.7416573867739417E-2" table:formula="of:=SQRT(([.C22]-[.C32])^2+([.C23]-[.C32])^2+([.C24]-[.C32])^2+([.C25]-[.C32])^2+([.C26]-[.C32])^2+([.C27]-[.C32])^2+([.C28]-[.C32])^2+([.C29]-[.C32])^2+([.C30]-[.C32])^2+([.C31]-[.C32])^2)" table:style-name="ce1">
            <text:p>0,037416574</text:p>
          </table:table-cell>
          <table:table-cell office:value-type="float" office:value="1.1901092386835754" table:formula="of:=SQRT(([.D22]-[.D32])^2+([.D23]-[.D32])^2+([.D24]-[.D32])^2+([.D25]-[.D32])^2+([.D26]-[.D32])^2+([.D27]-[.D32])^2+([.D28]-[.D32])^2+([.D29]-[.D32])^2+([.D30]-[.D32])^2+([.D31]-[.D32])^2)" table:style-name="ce1">
            <text:p>1,190109239</text:p>
          </table:table-cell>
          <table:table-cell office:value-type="float" office:value="4.2197630265217505" table:formula="of:=SQRT(([.E22]-[.E32])^2+([.E23]-[.E32])^2+([.E24]-[.E32])^2+([.E25]-[.E32])^2+([.E26]-[.E32])^2+([.E27]-[.E32])^2+([.E28]-[.E32])^2+([.E29]-[.E32])^2+([.E30]-[.E32])^2+([.E31]-[.E32])^2)" table:style-name="ce1">
            <text:p>4,219763027</text:p>
          </table:table-cell>
          <table:table-cell office:value-type="float" office:value="5.9244316183073638" table:formula="of:=SQRT(([.F22]-[.F32])^2+([.F23]-[.F32])^2+([.F24]-[.F32])^2+([.F25]-[.F32])^2+([.F26]-[.F32])^2+([.F27]-[.F32])^2+([.F28]-[.F32])^2+([.F29]-[.F32])^2+([.F30]-[.F32])^2+([.F31]-[.F32])^2)" table:style-name="ce1">
            <text:p>5,924431618</text:p>
          </table:table-cell>
          <table:table-cell table:number-columns-repeated="2"/>
          <table:table-cell table:style-name="ce1">
            <draw:frame draw:z-index="3" draw:id="id2" draw:style-name="a2" draw:name="Gráfico 4" svg:x="0.03125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6x6</text:p>
          </table:table-cell>
          <table:table-cell office:value-type="string" table:style-name="ce1">
            <text:p>leftmost</text:p>
          </table:table-cell>
          <table:table-cell office:value-type="string" table:style-name="ce1">
            <text:p>ffc</text:p>
          </table:table-cell>
          <table:table-cell office:value-type="string" table:style-name="ce1">
            <text:p>first_fail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3">
            <text:p>0,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table:number-columns-repeated="16380" table:style-name="ce1"/>
        </table:table-row>
        <table:table-row table:number-rows-repeated="2"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table:number-columns-repeated="16380" table:style-name="ce1"/>
        </table:table-row>
        <table:table-row table:number-rows-repeated="2"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table:number-columns-repeated="16380" table:style-name="ce1"/>
        </table:table-row>
        <table:table-row table:number-rows-repeated="2"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9.6999999999999989E-2" table:formula="of:=([.B37]+[.B38]+[.B39]+[.B40]+[.B41]+[.B42]+[.B43]+[.B44]+[.B45]+[.B46])/10" table:style-name="ce1">
            <text:p>0,097</text:p>
          </table:table-cell>
          <table:table-cell office:value-type="float" office:value="9.8999999999999991E-2" table:formula="of:=([.C37]+[.C38]+[.C39]+[.C40]+[.C41]+[.C42]+[.C43]+[.C44]+[.C45]+[.C46])/10" table:style-name="ce1">
            <text:p>0,099</text:p>
          </table:table-cell>
          <table:table-cell office:value-type="float" office:value="9.8999999999999991E-2" table:formula="of:=([.D37]+[.D38]+[.D39]+[.D40]+[.D41]+[.D42]+[.D43]+[.D44]+[.D45]+[.D46])/10" table:style-name="ce1">
            <text:p>0,09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1.4491376746189454E-2" table:formula="of:=SQRT(([.B37]-[.B47])^2+([.B38]-[.B47])^2+([.B39]-[.B47])^2+([.B40]-[.B47])^2+([.B41]-[.B47])^2+([.B42]-[.B47])^2+([.B43]-[.B47])^2+([.B44]-[.B47])^2+([.B45]-[.B47])^2+([.B46]-[.B47])^2)" table:style-name="ce1">
            <text:p>0,014491377</text:p>
          </table:table-cell>
          <table:table-cell office:value-type="float" office:value="2.2135943621178659E-2" table:formula="of:=SQRT(([.C37]-[.C47])^2+([.C38]-[.C47])^2+([.C39]-[.C47])^2+([.C40]-[.C47])^2+([.C41]-[.C47])^2+([.C42]-[.C47])^2+([.C43]-[.C47])^2+([.C44]-[.C47])^2+([.C45]-[.C47])^2+([.C46]-[.C47])^2)" table:style-name="ce1">
            <text:p>0,022135944</text:p>
          </table:table-cell>
          <table:table-cell office:value-type="float" office:value="9.4868329805051447E-3" table:formula="of:=SQRT(([.D37]-[.D47])^2+([.D38]-[.D47])^2+([.D39]-[.D47])^2+([.D40]-[.D47])^2+([.D41]-[.D47])^2+([.D42]-[.D47])^2+([.D43]-[.D47])^2+([.D44]-[.D47])^2+([.D45]-[.D47])^2+([.D46]-[.D47])^2)" table:style-name="ce1">
            <text:p>0,009486833</text:p>
          </table:table-cell>
          <table:table-cell table:number-columns-repeated="3" table:style-name="ce1"/>
          <table:table-cell table:style-name="ce1">
            <draw:frame draw:z-index="4" draw:id="id3" draw:style-name="a3" draw:name="Gráfico 5" svg:x="0.32292in" svg:y="0.1875in" svg:width="6.062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x6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enum</text:p>
          </table:table-cell>
          <table:table-cell office:value-type="string" table:style-name="ce1">
            <text:p>bisect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middl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office:value-type="float" office:value="0.13" table:style-name="ce3">
            <text:p>0,13</text:p>
          </table:table-cell>
          <table:table-cell office:value-type="float" office:value="0.11" table:style-name="ce3">
            <text:p>0,11</text:p>
          </table:table-cell>
          <table:table-cell office:value-type="float" office:value="0.1" table:style-name="ce3">
            <text:p>0,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2" table:style-name="ce1">
            <text:p>0,12</text:p>
          </table:table-cell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08" table:style-name="ce1">
            <text:p>0,08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11" table:style-name="ce1">
            <text:p>0,1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style-name="ce1">
            <text:p>0,09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0.1" table:style-name="ce1">
            <text:p>0,1</text:p>
          </table:table-cell>
          <table:table-cell office:value-type="float" office:value="0.11" table:style-name="ce1">
            <text:p>0,11</text:p>
          </table:table-cell>
          <table:table-cell office:value-type="float" office:value="0.09" table:style-name="ce1">
            <text:p>0,09</text:p>
          </table:table-cell>
          <table:table-cell office:value-type="float" office:value="0.1" table:style-name="ce1">
            <text:p>0,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9.8999999999999991E-2" table:formula="of:=([.B51]+[.B52]+[.B53]+[.B54]+[.B55]+[.B56]+[.B57]+[.B58]+[.B59]+[.B60])/10" table:style-name="ce1">
            <text:p>0,099</text:p>
          </table:table-cell>
          <table:table-cell office:value-type="float" office:value="9.799999999999999E-2" table:formula="of:=([.C51]+[.C52]+[.C53]+[.C54]+[.C55]+[.C56]+[.C57]+[.C58]+[.C59]+[.C60])/10" table:style-name="ce1">
            <text:p>0,098</text:p>
          </table:table-cell>
          <table:table-cell office:value-type="float" office:value="0.10400000000000001" table:formula="of:=([.D51]+[.D52]+[.D53]+[.D54]+[.D55]+[.D56]+[.D57]+[.D58]+[.D59]+[.D60])/10" table:style-name="ce1">
            <text:p>0,104</text:p>
          </table:table-cell>
          <table:table-cell office:value-type="float" office:value="9.6999999999999989E-2" table:formula="of:=([.E51]+[.E52]+[.E53]+[.E54]+[.E55]+[.E56]+[.E57]+[.E58]+[.E59]+[.E60])/10" table:style-name="ce1">
            <text:p>0,097</text:p>
          </table:table-cell>
          <table:table-cell office:value-type="float" office:value="9.799999999999999E-2" table:formula="of:=([.F51]+[.F52]+[.F53]+[.F54]+[.F55]+[.F56]+[.F57]+[.F58]+[.F59]+[.F60])/10" table:style-name="ce1">
            <text:p>0,0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2.2135943621178659E-2" table:formula="of:=SQRT(([.B51]-[.B61])^2+([.B52]-[.B61])^2+([.B53]-[.B61])^2+([.B54]-[.B61])^2+([.B55]-[.B61])^2+([.B56]-[.B61])^2+([.B57]-[.B61])^2+([.B58]-[.B61])^2+([.B59]-[.B61])^2+([.B60]-[.B61])^2)" table:style-name="ce1">
            <text:p>0,022135944</text:p>
          </table:table-cell>
          <table:table-cell office:value-type="float" office:value="3.0983866769659339E-2" table:formula="of:=SQRT(([.C51]-[.C61])^2+([.C52]-[.C61])^2+([.C53]-[.C61])^2+([.C54]-[.C61])^2+([.C55]-[.C61])^2+([.C56]-[.C61])^2+([.C57]-[.C61])^2+([.C58]-[.C61])^2+([.C59]-[.C61])^2+([.C60]-[.C61])^2)" table:style-name="ce1">
            <text:p>0,030983867</text:p>
          </table:table-cell>
          <table:table-cell office:value-type="float" office:value="3.2249030993194198E-2" table:formula="of:=SQRT(([.D51]-[.D61])^2+([.D52]-[.D61])^2+([.D53]-[.D61])^2+([.D54]-[.D61])^2+([.D55]-[.D61])^2+([.D56]-[.D61])^2+([.D57]-[.D61])^2+([.D58]-[.D61])^2+([.D59]-[.D61])^2+([.D60]-[.D61])^2)" table:style-name="ce1">
            <text:p>0,032249031</text:p>
          </table:table-cell>
          <table:table-cell office:value-type="float" office:value="2.4698178070456947E-2" table:formula="of:=SQRT(([.E51]-[.E61])^2+([.E52]-[.E61])^2+([.E53]-[.E61])^2+([.E54]-[.E61])^2+([.E55]-[.E61])^2+([.E56]-[.E61])^2+([.E57]-[.E61])^2+([.E58]-[.E61])^2+([.E59]-[.E61])^2+([.E60]-[.E61])^2)" table:style-name="ce1">
            <text:p>0,024698178</text:p>
          </table:table-cell>
          <table:table-cell office:value-type="float" office:value="2.3664319132398474E-2" table:formula="of:=SQRT(([.F51]-[.F61])^2+([.F52]-[.F61])^2+([.F53]-[.F61])^2+([.F54]-[.F61])^2+([.F55]-[.F61])^2+([.F56]-[.F61])^2+([.F57]-[.F61])^2+([.F58]-[.F61])^2+([.F59]-[.F61])^2+([.F60]-[.F61])^2)" table:style-name="ce1">
            <text:p>0,023664319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5" draw:id="id4" draw:style-name="a4" draw:name="Gráfico 7" svg:x="0.625in" svg:y="0.19792in" svg:width="5.78125in" svg:height="3.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x3</text:p>
          </table:table-cell>
          <table:table-cell office:value-type="string" table:style-name="ce1">
            <text:p>6x6</text:p>
          </table:table-cell>
          <table:table-cell office:value-type="string" table:style-name="ce1">
            <text:p>8x8</text:p>
          </table:table-cell>
          <table:table-cell office:value-type="string" table:style-name="ce1">
            <text:p>10x10</text:p>
          </table:table-cell>
          <table:table-cell office:value-type="string" table:style-name="ce1">
            <text:p>12x12</text:p>
          </table:table-cell>
          <table:table-cell office:value-type="string" table:style-name="ce1">
            <text:p>15x1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09" table:style-name="ce1">
            <text:p>0,09</text:p>
          </table:table-cell>
          <table:table-cell office:value-type="float" office:value="0.16" table:style-name="ce3">
            <text:p>0,16</text:p>
          </table:table-cell>
          <table:table-cell office:value-type="float" office:value="0.21" table:style-name="ce3">
            <text:p>0,21</text:p>
          </table:table-cell>
          <table:table-cell office:value-type="float" office:value="0.74" table:style-name="ce3">
            <text:p>0,74</text:p>
          </table:table-cell>
          <table:table-cell office:value-type="float" office:value="1.1299999999999999" table:style-name="ce3">
            <text:p>1,13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" table:style-name="ce1">
            <text:p>0,1</text:p>
          </table:table-cell>
          <table:table-cell office:value-type="float" office:value="0.16" table:style-name="ce1">
            <text:p>0,16</text:p>
          </table:table-cell>
          <table:table-cell office:value-type="float" office:value="0.22" table:style-name="ce1">
            <text:p>0,2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44" table:style-name="ce1">
            <text:p>0,4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" table:style-name="ce1">
            <text:p>0,1</text:p>
          </table:table-cell>
          <table:table-cell office:value-type="float" office:value="0.15" table:style-name="ce1">
            <text:p>0,15</text:p>
          </table:table-cell>
          <table:table-cell office:value-type="float" office:value="0.24" table:style-name="ce1">
            <text:p>0,24</text:p>
          </table:table-cell>
          <table:table-cell office:value-type="float" office:value="0.31" table:style-name="ce1">
            <text:p>0,31</text:p>
          </table:table-cell>
          <table:table-cell office:value-type="float" office:value="0.68" table:style-name="ce1">
            <text:p>0,6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" table:style-name="ce1">
            <text:p>0,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22" table:style-name="ce1">
            <text:p>0,22</text:p>
          </table:table-cell>
          <table:table-cell office:value-type="float" office:value="0.32" table:style-name="ce1">
            <text:p>0,32</text:p>
          </table:table-cell>
          <table:table-cell office:value-type="float" office:value="0.49" table:style-name="ce1">
            <text:p>0,4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1" table:style-name="ce1">
            <text:p>0,11</text:p>
          </table:table-cell>
          <table:table-cell office:value-type="float" office:value="0.18" table:style-name="ce1">
            <text:p>0,18</text:p>
          </table:table-cell>
          <table:table-cell office:value-type="float" office:value="0.21" table:style-name="ce1">
            <text:p>0,21</text:p>
          </table:table-cell>
          <table:table-cell office:value-type="float" office:value="0.36" table:style-name="ce1">
            <text:p>0,36</text:p>
          </table:table-cell>
          <table:table-cell office:value-type="float" office:value="0.46" table:style-name="ce1">
            <text:p>0,4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09" table:style-name="ce1">
            <text:p>0,09</text:p>
          </table:table-cell>
          <table:table-cell office:value-type="float" office:value="0.16" table:style-name="ce1">
            <text:p>0,16</text:p>
          </table:table-cell>
          <table:table-cell office:value-type="float" office:value="0.21" table:style-name="ce1">
            <text:p>0,21</text:p>
          </table:table-cell>
          <table:table-cell office:value-type="float" office:value="0.35" table:style-name="ce1">
            <text:p>0,35</text:p>
          </table:table-cell>
          <table:table-cell office:value-type="float" office:value="0.51" table:style-name="ce1">
            <text:p>0,51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09" table:style-name="ce1">
            <text:p>0,09</text:p>
          </table:table-cell>
          <table:table-cell office:value-type="float" office:value="0.15" table:style-name="ce1">
            <text:p>0,15</text:p>
          </table:table-cell>
          <table:table-cell office:value-type="float" office:value="0.23" table:style-name="ce1">
            <text:p>0,23</text:p>
          </table:table-cell>
          <table:table-cell office:value-type="float" office:value="0.32" table:style-name="ce1">
            <text:p>0,32</text:p>
          </table:table-cell>
          <table:table-cell office:value-type="float" office:value="0.45" table:style-name="ce1">
            <text:p>0,4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" table:style-name="ce1">
            <text:p>0,1</text:p>
          </table:table-cell>
          <table:table-cell office:value-type="float" office:value="0.16" table:style-name="ce1">
            <text:p>0,16</text:p>
          </table:table-cell>
          <table:table-cell office:value-type="float" office:value="0.31" table:style-name="ce1">
            <text:p>0,3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43" table:style-name="ce1">
            <text:p>0,43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0.1" table:style-name="ce1">
            <text:p>0,1</text:p>
          </table:table-cell>
          <table:table-cell office:value-type="float" office:value="0.16" table:style-name="ce1">
            <text:p>0,16</text:p>
          </table:table-cell>
          <table:table-cell office:value-type="float" office:value="0.27" table:style-name="ce1">
            <text:p>0,27</text:p>
          </table:table-cell>
          <table:table-cell office:value-type="float" office:value="0.32" table:style-name="ce1">
            <text:p>0,32</text:p>
          </table:table-cell>
          <table:table-cell office:value-type="float" office:value="0.49" table:style-name="ce1">
            <text:p>0,4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03" table:style-name="ce1">
            <text:p>0,03</text:p>
          </table:table-cell>
          <table:table-cell office:value-type="float" office:value="0.11" table:style-name="ce1">
            <text:p>0,11</text:p>
          </table:table-cell>
          <table:table-cell office:value-type="float" office:value="0.15" table:style-name="ce1">
            <text:p>0,15</text:p>
          </table:table-cell>
          <table:table-cell office:value-type="float" office:value="0.22" table:style-name="ce1">
            <text:p>0,22</text:p>
          </table:table-cell>
          <table:table-cell office:value-type="float" office:value="0.66" table:style-name="ce1">
            <text:p>0,66</text:p>
          </table:table-cell>
          <table:table-cell office:value-type="float" office:value="1.68" table:style-name="ce1">
            <text:p>1,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3.2999999999999995E-2" table:formula="of:=([.B65]+[.B66]+[.B67]+[.B68]+[.B69]+[.B70]+[.B71]+[.B72]+[.B73]+[.B74])/10" table:style-name="ce1">
            <text:p>0,033</text:p>
          </table:table-cell>
          <table:table-cell office:value-type="float" office:value="9.8999999999999991E-2" table:formula="of:=([.C65]+[.C66]+[.C67]+[.C68]+[.C69]+[.C70]+[.C71]+[.C72]+[.C73]+[.C74])/10" table:style-name="ce1">
            <text:p>0,099</text:p>
          </table:table-cell>
          <table:table-cell office:value-type="float" office:value="0.15699999999999997" table:formula="of:=([.D65]+[.D66]+[.D67]+[.D68]+[.D69]+[.D70]+[.D71]+[.D72]+[.D73]+[.D74])/10" table:style-name="ce1">
            <text:p>0,157</text:p>
          </table:table-cell>
          <table:table-cell office:value-type="float" office:value="0.23400000000000004" table:formula="of:=([.E65]+[.E66]+[.E67]+[.E68]+[.E69]+[.E70]+[.E71]+[.E72]+[.E73]+[.E74])/10" table:style-name="ce1">
            <text:p>0,234</text:p>
          </table:table-cell>
          <table:table-cell office:value-type="float" office:value="0.39499999999999996" table:formula="of:=([.F65]+[.F66]+[.F67]+[.F68]+[.F69]+[.F70]+[.F71]+[.F72]+[.F73]+[.F74])/10" table:style-name="ce1">
            <text:p>0,395</text:p>
          </table:table-cell>
          <table:table-cell office:value-type="float" office:value="0.67599999999999993" table:formula="of:=([.G65]+[.G66]+[.G67]+[.G68]+[.G69]+[.G70]+[.G71]+[.G72]+[.G73]+[.G74])/10" table:style-name="ce1">
            <text:p>0,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1.449137674618944E-2" table:formula="of:=SQRT(([.B65]-[.B75])^2+([.B66]-[.B75])^2+([.B67]-[.B75])^2+([.B68]-[.B75])^2+([.B69]-[.B75])^2+([.B70]-[.B75])^2+([.B71]-[.B75])^2+([.B72]-[.B75])^2+([.B73]-[.B75])^2+([.B74]-[.B75])^2)" table:style-name="ce1">
            <text:p>0,014491377</text:p>
          </table:table-cell>
          <table:table-cell office:value-type="float" office:value="2.2135943621178659E-2" table:formula="of:=SQRT(([.C65]-[.C75])^2+([.C66]-[.C75])^2+([.C67]-[.C75])^2+([.C68]-[.C75])^2+([.C69]-[.C75])^2+([.C70]-[.C75])^2+([.C71]-[.C75])^2+([.C72]-[.C75])^2+([.C73]-[.C75])^2+([.C74]-[.C75])^2)" table:style-name="ce1">
            <text:p>0,022135944</text:p>
          </table:table-cell>
          <table:table-cell office:value-type="float" office:value="3.17804971641414E-2" table:formula="of:=SQRT(([.D65]-[.D75])^2+([.D66]-[.D75])^2+([.D67]-[.D75])^2+([.D68]-[.D75])^2+([.D69]-[.D75])^2+([.D70]-[.D75])^2+([.D71]-[.D75])^2+([.D72]-[.D75])^2+([.D73]-[.D75])^2+([.D74]-[.D75])^2)" table:style-name="ce1">
            <text:p>0,031780497</text:p>
          </table:table-cell>
          <table:table-cell office:value-type="float" office:value="9.7159662411928971E-2" table:formula="of:=SQRT(([.E65]-[.E75])^2+([.E66]-[.E75])^2+([.E67]-[.E75])^2+([.E68]-[.E75])^2+([.E69]-[.E75])^2+([.E70]-[.E75])^2+([.E71]-[.E75])^2+([.E72]-[.E75])^2+([.E73]-[.E75])^2+([.E74]-[.E75])^2)" table:style-name="ce1">
            <text:p>0,097159662</text:p>
          </table:table-cell>
          <table:table-cell office:value-type="float" office:value="0.4907647094076753" table:formula="of:=SQRT(([.F65]-[.F75])^2+([.F66]-[.F75])^2+([.F67]-[.F75])^2+([.F68]-[.F75])^2+([.F69]-[.F75])^2+([.F70]-[.F75])^2+([.F71]-[.F75])^2+([.F72]-[.F75])^2+([.F73]-[.F75])^2+([.F74]-[.F75])^2)" table:style-name="ce1">
            <text:p>0,490764709</text:p>
          </table:table-cell>
          <table:table-cell office:value-type="float" office:value="1.2348441197171405" table:formula="of:=SQRT(([.G65]-[.G75])^2+([.G66]-[.G75])^2+([.G67]-[.G75])^2+([.G68]-[.G75])^2+([.G69]-[.G75])^2+([.G70]-[.G75])^2+([.G71]-[.G75])^2+([.G72]-[.G75])^2+([.G73]-[.G75])^2+([.G74]-[.G75])^2)" table:style-name="ce1">
            <text:p>1,234844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º de peça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0x10</text:p>
          </table:table-cell>
          <table:table-cell office:value-type="float" office:value="11.29" table:style-name="ce1">
            <text:p>11,29</text:p>
          </table:table-cell>
          <table:table-cell office:value-type="float" office:value="2.85" table:style-name="ce1">
            <text:p>2,85</text:p>
          </table:table-cell>
          <table:table-cell office:value-type="float" office:value="0.28000000000000003" table:style-name="ce3">
            <text:p>0,28</text:p>
          </table:table-cell>
          <table:table-cell office:value-type="float" office:value="0.21" table:style-name="ce3">
            <text:p>0,21</text:p>
          </table:table-cell>
          <table:table-cell office:value-type="float" office:value="0.23" table:style-name="ce3">
            <text:p>0,23</text:p>
          </table:table-cell>
          <table:table-cell table:style-name="ce3"/>
          <table:table-cell/>
          <table:table-cell table:style-name="ce1">
            <draw:frame draw:z-index="6" draw:id="id5" draw:style-name="a5" draw:name="Gráfico 8" svg:x="0.20833in" svg:y="0.1875in" svg:width="5.812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7.48" table:style-name="ce1">
            <text:p>17,48</text:p>
          </table:table-cell>
          <table:table-cell office:value-type="float" office:value="0.23" table:style-name="ce1">
            <text:p>0,23</text:p>
          </table:table-cell>
          <table:table-cell office:value-type="float" office:value="0.66" table:style-name="ce1">
            <text:p>0,66</text:p>
          </table:table-cell>
          <table:table-cell office:value-type="float" office:value="0.22" table:style-name="ce1">
            <text:p>0,22</text:p>
          </table:table-cell>
          <table:table-cell office:value-type="float" office:value="0.23" table:style-name="ce1">
            <text:p>0,2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1.05" table:style-name="ce1">
            <text:p>11,05</text:p>
          </table:table-cell>
          <table:table-cell office:value-type="float" office:value="0.38" table:style-name="ce1">
            <text:p>0,38</text:p>
          </table:table-cell>
          <table:table-cell office:value-type="float" office:value="0.22" table:style-name="ce1">
            <text:p>0,22</text:p>
          </table:table-cell>
          <table:table-cell office:value-type="float" office:value="0.24" table:style-name="ce1">
            <text:p>0,24</text:p>
          </table:table-cell>
          <table:table-cell office:value-type="float" office:value="0.22" table:style-name="ce1">
            <text:p>0,2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0.64" table:style-name="ce1">
            <text:p>10,64</text:p>
          </table:table-cell>
          <table:table-cell office:value-type="float" office:value="0.25" table:style-name="ce1">
            <text:p>0,25</text:p>
          </table:table-cell>
          <table:table-cell office:value-type="float" office:value="0.45" table:style-name="ce1">
            <text:p>0,45</text:p>
          </table:table-cell>
          <table:table-cell office:value-type="float" office:value="0.22" table:style-name="ce1">
            <text:p>0,22</text:p>
          </table:table-cell>
          <table:table-cell office:value-type="float" office:value="0.23" table:style-name="ce1">
            <text:p>0,2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.8" table:style-name="ce1">
            <text:p>14,8</text:p>
          </table:table-cell>
          <table:table-cell office:value-type="float" office:value="0.22" table:style-name="ce1">
            <text:p>0,22</text:p>
          </table:table-cell>
          <table:table-cell office:value-type="float" office:value="0.21" table:style-name="ce1">
            <text:p>0,21</text:p>
          </table:table-cell>
          <table:table-cell office:value-type="float" office:value="0.21" table:style-name="ce1">
            <text:p>0,21</text:p>
          </table:table-cell>
          <table:table-cell office:value-type="float" office:value="0.21" table:style-name="ce1">
            <text:p>0,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1.96" table:style-name="ce1">
            <text:p>11,96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0.24" table:style-name="ce1">
            <text:p>0,24</text:p>
          </table:table-cell>
          <table:table-cell office:value-type="float" office:value="0.21" table:style-name="ce1">
            <text:p>0,21</text:p>
          </table:table-cell>
          <table:table-cell office:value-type="float" office:value="0.21" table:style-name="ce1">
            <text:p>0,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2.86" table:style-name="ce1">
            <text:p>32,86</text:p>
          </table:table-cell>
          <table:table-cell office:value-type="float" office:value="3.28" table:style-name="ce1">
            <text:p>3,28</text:p>
          </table:table-cell>
          <table:table-cell office:value-type="float" office:value="0.22" table:style-name="ce1">
            <text:p>0,22</text:p>
          </table:table-cell>
          <table:table-cell office:value-type="float" office:value="0.23" table:style-name="ce1">
            <text:p>0,23</text:p>
          </table:table-cell>
          <table:table-cell office:value-type="float" office:value="0.28000000000000003" table:style-name="ce1">
            <text:p>0,2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7.940000000000001" table:style-name="ce1">
            <text:p>17,94</text:p>
          </table:table-cell>
          <table:table-cell office:value-type="float" office:value="0.52" table:style-name="ce1">
            <text:p>0,52</text:p>
          </table:table-cell>
          <table:table-cell office:value-type="float" office:value="0.22" table:style-name="ce1">
            <text:p>0,22</text:p>
          </table:table-cell>
          <table:table-cell office:value-type="float" office:value="0.31" table:style-name="ce1">
            <text:p>0,31</text:p>
          </table:table-cell>
          <table:table-cell office:value-type="float" office:value="0.2" table:style-name="ce1">
            <text:p>0,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5.5" table:style-name="ce1">
            <text:p>15,5</text:p>
          </table:table-cell>
          <table:table-cell office:value-type="float" office:value="0.2" table:style-name="ce1">
            <text:p>0,2</text:p>
          </table:table-cell>
          <table:table-cell office:value-type="float" office:value="0.24" table:style-name="ce1">
            <text:p>0,24</text:p>
          </table:table-cell>
          <table:table-cell office:value-type="float" office:value="0.27" table:style-name="ce1">
            <text:p>0,27</text:p>
          </table:table-cell>
          <table:table-cell office:value-type="float" office:value="0.21" table:style-name="ce1">
            <text:p>0,2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1.07" table:style-name="ce1">
            <text:p>11,07</text:p>
          </table:table-cell>
          <table:table-cell office:value-type="float" office:value="0.23" table:style-name="ce1">
            <text:p>0,23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style-name="ce1">
            <text:p>0,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15.459" table:formula="of:=([.B79]+[.B80]+[.B81]+[.B82]+[.B83]+[.B84]+[.B85]+[.B86]+[.B87]+[.B88])/10" table:style-name="ce1">
            <text:p>15,459</text:p>
          </table:table-cell>
          <table:table-cell office:value-type="float" office:value="1.7779999999999998" table:formula="of:=([.C79]+[.C80]+[.C81]+[.C82]+[.C83]+[.C84]+[.C85]+[.C86]+[.C87]+[.C88])/10" table:style-name="ce1">
            <text:p>1,778</text:p>
          </table:table-cell>
          <table:table-cell office:value-type="float" office:value="0.29600000000000004" table:formula="of:=([.D79]+[.D80]+[.D81]+[.D82]+[.D83]+[.D84]+[.D85]+[.D86]+[.D87]+[.D88])/10" table:style-name="ce1">
            <text:p>0,296</text:p>
          </table:table-cell>
          <table:table-cell office:value-type="float" office:value="0.23400000000000004" table:formula="of:=([.E79]+[.E80]+[.E81]+[.E82]+[.E83]+[.E84]+[.E85]+[.E86]+[.E87]+[.E88])/10" table:style-name="ce1">
            <text:p>0,234</text:p>
          </table:table-cell>
          <table:table-cell office:value-type="float" office:value="0.22400000000000003" table:formula="of:=([.F79]+[.F80]+[.F81]+[.F82]+[.F83]+[.F84]+[.F85]+[.F86]+[.F87]+[.F88])/10" table:style-name="ce1">
            <text:p>0,2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svio padrao</text:p>
          </table:table-cell>
          <table:table-cell office:value-type="float" office:value="20.125096024615633" table:formula="of:=SQRT(([.B79]-[.B89])^2+([.B80]-[.B89])^2+([.B81]-[.B89])^2+([.B82]-[.B89])^2+([.B83]-[.B89])^2+([.B84]-[.B89])^2+([.B85]-[.B89])^2+([.B86]-[.B89])^2+([.B87]-[.B89])^2+([.B88]-[.B89])^2)" table:style-name="ce1">
            <text:p>20,12509602</text:p>
          </table:table-cell>
          <table:table-cell office:value-type="float" office:value="8.97128530367862" table:formula="of:=SQRT(([.C79]-[.C89])^2+([.C80]-[.C89])^2+([.C81]-[.C89])^2+([.C82]-[.C89])^2+([.C83]-[.C89])^2+([.C84]-[.C89])^2+([.C85]-[.C89])^2+([.C86]-[.C89])^2+([.C87]-[.C89])^2+([.C88]-[.C89])^2)" table:style-name="ce1">
            <text:p>8,971285304</text:p>
          </table:table-cell>
          <table:table-cell office:value-type="float" office:value="0.4395907187373273" table:formula="of:=SQRT(([.D79]-[.D89])^2+([.D80]-[.D89])^2+([.D81]-[.D89])^2+([.D82]-[.D89])^2+([.D83]-[.D89])^2+([.D84]-[.D89])^2+([.D85]-[.D89])^2+([.D86]-[.D89])^2+([.D87]-[.D89])^2+([.D88]-[.D89])^2)" table:style-name="ce1">
            <text:p>0,439590719</text:p>
          </table:table-cell>
          <table:table-cell office:value-type="float" office:value="9.7159662411928971E-2" table:formula="of:=SQRT(([.E79]-[.E89])^2+([.E80]-[.E89])^2+([.E81]-[.E89])^2+([.E82]-[.E89])^2+([.E83]-[.E89])^2+([.E84]-[.E89])^2+([.E85]-[.E89])^2+([.E86]-[.E89])^2+([.E87]-[.E89])^2+([.E88]-[.E89])^2)" table:style-name="ce1">
            <text:p>0,097159662</text:p>
          </table:table-cell>
          <table:table-cell office:value-type="float" office:value="6.6633324995830759E-2" table:formula="of:=SQRT(([.F79]-[.F89])^2+([.F80]-[.F89])^2+([.F81]-[.F89])^2+([.F82]-[.F89])^2+([.F83]-[.F89])^2+([.F84]-[.F89])^2+([.F85]-[.F89])^2+([.F86]-[.F89])^2+([.F87]-[.F89])^2+([.F88]-[.F89])^2)" table:style-name="ce1">
            <text:p>0,066633325</text:p>
          </table:table-cell>
          <table:table-cell table:number-columns-repeated="1637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Inês Gomes</meta:initial-creator>
    <dc:creator>Inês Gomes</dc:creator>
    <meta:creation-date>2016-12-23T17:51:37Z</meta:creation-date>
    <dc:date>2016-12-23T23:51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44.7500787401575pt" chart:style-name="Crt0">
        <chart:title chart:style-name="CT00">
          <text:p text:style-name="a0" text:class-names="" text:cond-style-name="">Ordenação de variáveis<text:s text:c="1"/></text:p>
        </chart:title>
        <chart:legend svg:x="366.5574015748031pt" svg:y="31.16984251968504pt" chart:style-name="Lgnd"/>
        <chart:plot-area svg:x="8.538503937007874pt" svg:y="26.59748031496063pt" svg:width="345.7214960629921pt" svg:height="179.4025196850394pt"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Média</text:p>
              </table:table-cell>
              <table:table-cell office:value-type="string">
                <text:p>Desvio Padrão</text:p>
              </table:table-cell>
            </table:table-row>
          </table:table-header-rows>
          <table:table-row>
            <table:table-cell office:value-type="string">
              <text:p>leftmost</text:p>
            </table:table-cell>
            <table:table-cell office:value-type="float" office:value="0.10799999999999998"/>
            <table:table-cell office:value-type="float" office:value="5.9665735560705181E-2"/>
          </table:table-row>
          <table:table-row>
            <table:table-cell office:value-type="string">
              <text:p>ffc</text:p>
            </table:table-cell>
            <table:table-cell office:value-type="float" office:value="0.11000000000000001"/>
            <table:table-cell office:value-type="float" office:value="3.7416573867739417E-2"/>
          </table:table-row>
          <table:table-row>
            <table:table-cell office:value-type="string">
              <text:p>first_fail</text:p>
            </table:table-cell>
            <table:table-cell office:value-type="float" office:value="0.10200000000000001"/>
            <table:table-cell office:value-type="float" office:value="2.7568097504180447E-2"/>
          </table:table-row>
          <table:table-row>
            <table:table-cell office:value-type="string">
              <text:p>anti_first_fail</text:p>
            </table:table-cell>
            <table:table-cell office:value-type="float" office:value="9.9999999999999992E-2"/>
            <table:table-cell office:value-type="float" office:value="4.0000000000000008E-2"/>
          </table:table-row>
          <table:table-row>
            <table:table-cell office:value-type="string">
              <text:p>occurrence</text:p>
            </table:table-cell>
            <table:table-cell office:value-type="float" office:value="0.11100000000000002"/>
            <table:table-cell office:value-type="float" office:value="7.8038452060506677E-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30.5pt" chart:style-name="Crt0">
        <chart:legend chart:legend-position="end" chart:legend-align="center" chart:style-name="Lgnd"/>
        <chart:plot-area svg:x="8.0pt" svg:y="5.50748031496063pt" svg:width="326.1697637795275pt" svg:height="205.4925196850394pt" chart:style-name="Plt0">
          <chart:axis chart:dimension="x" chart:name="primary-x" chart:style-name="Axs0">
            <chart:categories table:cell-range-address="Folha1.$B$21:.$F$21"/>
          </chart:axis>
          <chart:axis chart:dimension="y" chart:name="primary-y" chart:style-name="Axs1">
            <chart:grid chart:class="major" chart:style-name="GMa1"/>
          </chart:axis>
          <chart:series chart:values-cell-range-address="Folha1.$B$32:.$F$32" chart:class="chart:line" chart:attached-axis="primary-y" chart:style-name="G0S0">
            <chart:data-point chart:repeated="5"/>
          </chart:series>
          <chart:series chart:values-cell-range-address="Folha1.$B$33:.$F$33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rdenação de variáve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olha1.$B$36:.$D$36"/>
          </chart:axis>
          <chart:axis chart:dimension="y" chart:name="primary-y" chart:style-name="Axs1">
            <chart:grid chart:class="major" chart:style-name="GMa1"/>
          </chart:axis>
          <chart:series chart:values-cell-range-address="Folha1.$B$47:.$D$47" chart:class="chart:bar" chart:attached-axis="primary-y" chart:style-name="G0S0">
            <chart:data-point chart:repeated="3"/>
          </chart:series>
          <chart:series chart:values-cell-range-address="Folha1.$B$48:.$D$48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36.5pt" chart:style-name="Crt0">
        <chart:title chart:style-name="CT00">
          <text:p text:style-name="a0" text:class-names="" text:cond-style-name="">Forma de seleção de valor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olha1.$B$50:.$F$50"/>
          </chart:axis>
          <chart:axis chart:dimension="y" chart:name="primary-y" chart:style-name="Axs1">
            <chart:grid chart:class="major" chart:style-name="GMa1"/>
          </chart:axis>
          <chart:series chart:values-cell-range-address="Folha1.$B$61:.$F$61" chart:class="chart:bar" chart:attached-axis="primary-y" chart:style-name="G0S0">
            <chart:data-point chart:repeated="5"/>
          </chart:series>
          <chart:series chart:values-cell-range-address="Folha1.$B$62:.$F$62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0pt" svg:width="416.25pt" chart:style-name="Crt0">
        <chart:legend chart:legend-position="bottom" chart:legend-align="center" chart:style-name="Lgnd"/>
        <chart:plot-area svg:x="7.0pt" svg:y="0.0pt" svg:width="400.25pt" svg:height="191.6174015748032pt" chart:style-name="Plt0">
          <chart:axis chart:dimension="x" chart:name="primary-x" chart:style-name="Axs0">
            <chart:categories table:cell-range-address="Folha1.$B$64:.$G$64"/>
          </chart:axis>
          <chart:axis chart:dimension="y" chart:name="primary-y" chart:style-name="Axs1">
            <chart:grid chart:class="major" chart:style-name="GMa1"/>
          </chart:axis>
          <chart:series chart:values-cell-range-address="Folha1.$B$75:.$G$75" chart:class="chart:line" chart:attached-axis="primary-y" chart:style-name="G0S0">
            <chart:data-point chart:repeated="6"/>
          </chart:series>
          <chart:series chart:values-cell-range-address="Folha1.$B$76:.$G$76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18.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olha1.$B$78:.$F$78"/>
          </chart:axis>
          <chart:axis chart:dimension="y" chart:name="primary-y" chart:style-name="Axs1">
            <chart:grid chart:class="major" chart:style-name="GMa1"/>
          </chart:axis>
          <chart:series chart:values-cell-range-address="Folha1.$B$89:.$F$89" chart:class="chart:line" chart:attached-axis="primary-y" chart:style-name="G0S0">
            <chart:data-point chart:repeated="5"/>
          </chart:series>
          <chart:series chart:values-cell-range-address="Folha1.$B$90:.$F$90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